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D80000029893519BC8FCDD083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6.062cm" svg:x="0cm" svg:y="0.361cm">
          <draw:image xlink:href="Pictures/10000201000006D80000029893519BC8FCDD083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08:26:05.907162065</dc:date>
    <meta:editing-duration>PT7M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